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4.5cm" svg:height="2.5cm" svg:x="8cm" svg:y="3.5cm">
          <text:p text:style-name="P1">Scheduling</text:p>
          <text:p text:style-name="P1">3.4.5.3.1</text:p>
        </draw:ellipse>
        <draw:ellipse draw:style-name="gr2" draw:text-style-name="P1" draw:layer="layout" svg:width="4.5cm" svg:height="2.5cm" svg:x="13.5cm" svg:y="7.5cm">
          <text:p text:style-name="P1">Light Controllers</text:p>
          <text:p text:style-name="P1">3.4.5.3.3</text:p>
        </draw:ellipse>
        <draw:ellipse draw:style-name="gr2" draw:text-style-name="P1" draw:layer="layout" svg:width="4.5cm" svg:height="2.5cm" svg:x="8cm" svg:y="11cm">
          <text:p text:style-name="P1">HVAC Controller</text:p>
          <text:p text:style-name="P1">3.4.5.3.2</text:p>
        </draw:ellipse>
        <draw:ellipse draw:style-name="gr2" draw:text-style-name="P1" draw:layer="layout" svg:width="4.5cm" svg:height="2.5cm" svg:x="2.5cm" svg:y="7.5cm">
          <text:p text:style-name="P1">Time</text:p>
          <text:p text:style-name="P1">3.4.5.3.4</text:p>
        </draw:ellipse>
        <draw:line draw:style-name="gr3" draw:text-style-name="P1" draw:layer="layout" svg:x1="6cm" svg:y1="7.5cm" svg:x2="8.5cm" svg:y2="5.5cm">
          <text:p text:style-name="P1">S2T</text:p>
          <text:p text:style-name="P1">T2S</text:p>
        </draw:line>
        <draw:line draw:style-name="gr3" draw:text-style-name="P1" draw:layer="layout" svg:x1="10.5cm" svg:y1="6cm" svg:x2="10.5cm" svg:y2="10.5cm">
          <text:p text:style-name="P1">S2HC</text:p>
          <text:p text:style-name="P1">HC2S</text:p>
        </draw:line>
        <draw:line draw:style-name="gr3" draw:text-style-name="P1" draw:layer="layout" svg:x1="12cm" svg:y1="5.5cm" svg:x2="14.5cm" svg:y2="7.5cm">
          <text:p text:style-name="P1">S2LC</text:p>
          <text:p text:style-name="P1">LC2S</text:p>
        </draw:line>
        <draw:line draw:style-name="gr4" draw:text-style-name="P1" draw:layer="layout" svg:x1="5.5cm" svg:y1="10cm" svg:x2="8.5cm" svg:y2="11.5cm">
          <text:p text:style-name="P1">T2HC</text:p>
        </draw:line>
        <draw:line draw:style-name="gr4" draw:text-style-name="P1" draw:layer="layout" svg:x1="7cm" svg:y1="9.5cm" svg:x2="13.5cm" svg:y2="9.5cm">
          <text:p text:style-name="P1">T2LC</text:p>
        </draw:line>
        <draw:rect draw:style-name="gr2" draw:text-style-name="P1" draw:layer="layout" svg:width="3.5cm" svg:height="2.5cm" svg:x="1cm" svg:y="1.5cm">
          <text:p text:style-name="P1">Brain</text:p>
        </draw:rect>
        <draw:line draw:style-name="gr3" draw:text-style-name="P1" draw:layer="layout" svg:x1="4.5cm" svg:y1="3cm" svg:x2="8cm" svg:y2="4cm">
          <text:p text:style-name="P1">B2s</text:p>
          <text:p text:style-name="P1">S2B</text:p>
        </draw:line>
        <draw:line draw:style-name="gr3" draw:text-style-name="P1" draw:layer="layout" svg:x1="3.5cm" svg:y1="4cm" svg:x2="3.5cm" svg:y2="7.5cm">
          <text:p text:style-name="P1">B2T</text:p>
          <text:p text:style-name="P1">T2B</text:p>
        </draw:line>
        <draw:rect draw:style-name="gr2" draw:text-style-name="P1" draw:layer="layout" svg:width="3.5cm" svg:height="2.5cm" svg:x="14cm" svg:y="14cm">
          <text:p text:style-name="P1">detector</text:p>
        </draw:rect>
        <draw:line draw:style-name="gr3" draw:text-style-name="P1" draw:layer="layout" svg:x1="12cm" svg:y1="13cm" svg:x2="14cm" svg:y2="15cm">
          <text:p text:style-name="P1">HC2D</text:p>
          <text:p text:style-name="P1">D2HC</text:p>
        </draw:line>
        <draw:line draw:style-name="gr3" draw:text-style-name="P1" draw:layer="layout" svg:x1="16cm" svg:y1="10cm" svg:x2="16cm" svg:y2="14cm">
          <text:p text:style-name="P1">L2D</text:p>
          <text:p text:style-name="P1">D2L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w Poirier</meta:initial-creator>
    <meta:creation-date>2011-11-29T22:20:52.14</meta:creation-date>
    <dc:date>2011-11-30T19:36:36.20</dc:date>
    <dc:creator>Andrew Poirier</dc:creator>
    <meta:editing-duration>PT2H19M40S</meta:editing-duration>
    <meta:editing-cycles>3</meta:editing-cycles>
    <meta:generator>OpenOffice.org/3.3$Win32 OpenOffice.org_project/330m20$Build-9567</meta:generator>
    <meta:document-statistic meta:object-count="15"/>
  </office:meta>
</office:document-meta>
</file>